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5" table:number-columns-repeated="5"/>
          <table:table-cell table:number-columns-repeated="16379"/>
        </table:table-row>
        <table:table-row table:style-name="ro2">
          <table:table-cell table:style-name="ce5" office:value-type="string" calcext:value-type="string">
            <text:p>; GENERAL</text:p>
          </table:table-cell>
          <table:table-cell table:style-name="ce5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7" office:value-type="string" calcext:value-type="string">
            <text:p>; STANDARD</text:p>
          </table:table-cell>
          <table:table-cell table:style-name="ce5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removeallitems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ce8" office:value-type="string" calcext:value-type="string">
            <text:p>player.additem 001649B2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tmm 1; unlock map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ce8" office:value-type="string" calcext:value-type="string">
            <text:p>player.additem 001649BF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level 100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8" office:value-type="string" calcext:value-type="string">
            <text:p>player.additem 001649A2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health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ce8" office:value-type="string" calcext:value-type="string">
            <text:p>player.additem 001649C9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player.setav actionpoints 9999</text:p>
          </table:table-cell>
          <table:table-cell table:style-name="ce5" office:value-type="string" calcext:value-type="string">
            <text:p>player.additem 0000000F 9999999; Cash</text:p>
          </table:table-cell>
          <table:table-cell/>
          <table:table-cell table:style-name="ce8" office:value-type="string" calcext:value-type="string">
            <text:p>player.additem 001649B3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5" office:value-type="string" calcext:value-type="string">
            <text:p>player.additem 0000000A 999; Bobby Pins</text:p>
          </table:table-cell>
          <table:table-cell/>
          <table:table-cell table:style-name="ce8" office:value-type="string" calcext:value-type="string">
            <text:p>player.additem 001649AE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5" office:value-type="string" calcext:value-type="string">
            <text:p>player.additem 000CB05C 999; Doctor’s Bag</text:p>
          </table:table-cell>
          <table:table-cell/>
          <table:table-cell table:style-name="ce8" office:value-type="string" calcext:value-type="string">
            <text:p>player.additem 001649A1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additem 001645E3 1; BOS Keycard 1</text:p>
          </table:table-cell>
          <table:table-cell table:style-name="ce5" office:value-type="string" calcext:value-type="string">
            <text:p>player.additem 00015167 999; Radaway</text:p>
          </table:table-cell>
          <table:table-cell/>
          <table:table-cell table:style-name="ce8" office:value-type="string" calcext:value-type="string">
            <text:p>player.additem 001649C8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additem 001645E5 1; BOS Keycard 2</text:p>
          </table:table-cell>
          <table:table-cell table:style-name="ce5"/>
          <table:table-cell/>
          <table:table-cell table:style-name="ce8" office:value-type="string" calcext:value-type="string">
            <text:p>player.additem 001649B6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additem 001645E4 1; BOS Keycard 3</text:p>
          </table:table-cell>
          <table:table-cell table:number-columns-repeated="2"/>
          <table:table-cell table:style-name="ce8" office:value-type="string" calcext:value-type="string">
            <text:p>player.additem 001649AB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additem 0200CD6F; (log Y-17.15)</text:p>
          </table:table-cell>
          <table:table-cell table:number-columns-repeated="2"/>
          <table:table-cell table:style-name="ce8" office:value-type="string" calcext:value-type="string">
            <text:p>player.additem 0016499E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<text:span text:style-name="T1">player.additem 02</text:span>00CD70; (log Y-17.16)</text:p>
          </table:table-cell>
          <table:table-cell table:number-columns-repeated="2"/>
          <table:table-cell table:style-name="ce8" office:value-type="string" calcext:value-type="string">
            <text:p>player.additem 001649C5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/>
          <table:table-cell table:style-name="Default" table:number-columns-repeated="2"/>
          <table:table-cell table:number-columns-repeated="16375"/>
        </table:table-row>
        <table:table-row table:style-name="ro2">
          <table:table-cell office:value-type="string" calcext:value-type="string">
            <text:p><text:span text:style-name="T1">player.additem 02</text:span>00CD71; (log Y-17.17)</text:p>
          </table:table-cell>
          <table:table-cell table:number-columns-repeated="2"/>
          <table:table-cell table:style-name="ce7"/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5" office:value-type="string" calcext:value-type="string">
            <text:p>player.additem 02009257 1; Courier Duster</text:p>
          </table:table-cell>
          <table:table-cell table:style-name="Default" table:number-columns-repeated="2"/>
          <table:table-cell table:number-columns-repeated="16375"/>
        </table:table-row>
        <table:table-row table:style-name="ro2">
          <table:table-cell office:value-type="string" calcext:value-type="string">
            <text:p><text:span text:style-name="T1">player.additem 02</text:span>00CD72; (log Y-17.21)</text:p>
          </table:table-cell>
          <table:table-cell table:number-columns-repeated="2"/>
          <table:table-cell table:style-name="ce7" office:value-type="string" calcext:value-type="string">
            <text:p>; GAMORRAH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<text:span text:style-name="T1">player.additem 02</text:span>00CD73; (log Y-17.22)</text:p>
          </table:table-cell>
          <table:table-cell table:number-columns-repeated="2"/>
          <table:table-cell table:style-name="ce9" office:value-type="string" calcext:value-type="string">
            <text:p>player.additem 00166EC4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2"/>
          <table:table-cell table:style-name="ce9" office:value-type="string" calcext:value-type="string">
            <text:p>player.additem 00166ED1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5"/>
          <table:table-cell table:number-columns-repeated="16377"/>
        </table:table-row>
        <table:table-row table:style-name="ro2">
          <table:table-cell table:number-columns-repeated="3"/>
          <table:table-cell table:style-name="ce9" office:value-type="string" calcext:value-type="string">
            <text:p>player.additem 00166EDE 1</text:p>
          </table:table-cell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; MAX SPECIAL</text:p>
          </table:table-cell>
          <table:table-cell table:number-columns-repeated="2"/>
          <table:table-cell table:style-name="ce9" office:value-type="string" calcext:value-type="string">
            <text:p>player.additem 00166EED 1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strength 9</text:p>
          </table:table-cell>
          <table:table-cell table:number-columns-repeated="2"/>
          <table:table-cell table:style-name="ce9" office:value-type="string" calcext:value-type="string">
            <text:p>player.additem 00166EC5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perception 10</text:p>
          </table:table-cell>
          <table:table-cell table:number-columns-repeated="2"/>
          <table:table-cell table:style-name="ce9" office:value-type="string" calcext:value-type="string">
            <text:p>player.additem 00166ED2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endurance 10</text:p>
          </table:table-cell>
          <table:table-cell table:number-columns-repeated="2"/>
          <table:table-cell table:style-name="ce9" office:value-type="string" calcext:value-type="string">
            <text:p>player.additem 00166EDF 1</text:p>
          </table:table-cell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charisma 10</text:p>
          </table:table-cell>
          <table:table-cell table:number-columns-repeated="2"/>
          <table:table-cell table:style-name="ce9" office:value-type="string" calcext:value-type="string">
            <text:p>player.additem 00166EEE 1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intelligence 10</text:p>
          </table:table-cell>
          <table:table-cell table:number-columns-repeated="2"/>
          <table:table-cell table:style-name="ce9" office:value-type="string" calcext:value-type="string">
            <text:p>player.additem 00166EC8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agility 10</text:p>
          </table:table-cell>
          <table:table-cell table:number-columns-repeated="2"/>
          <table:table-cell table:style-name="ce9" office:value-type="string" calcext:value-type="string">
            <text:p>player.additem 00166ED5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player.setav luck 10</text:p>
          </table:table-cell>
          <table:table-cell table:number-columns-repeated="2"/>
          <table:table-cell table:style-name="ce9" office:value-type="string" calcext:value-type="string">
            <text:p>player.additem 00166EE2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table:style-name="ce5"/>
          <table:table-cell table:number-columns-repeated="2"/>
          <table:table-cell table:style-name="ce9" office:value-type="string" calcext:value-type="string">
            <text:p>player.additem 00166EF1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; MAX SKILLS</text:p>
          </table:table-cell>
          <table:table-cell table:number-columns-repeated="3"/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office:value-type="string" calcext:value-type="string">
            <text:p>; LUCKY 38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ce8" office:value-type="string" calcext:value-type="string">
            <text:p>player.additem 00166F33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ce8" office:value-type="string" calcext:value-type="string">
            <text:p>player.additem 00166F40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ce8" office:value-type="string" calcext:value-type="string">
            <text:p>player.additem 00166F4D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8" office:value-type="string" calcext:value-type="string">
            <text:p>player.additem 00166F5C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ce8" office:value-type="string" calcext:value-type="string">
            <text:p>player.additem 00166F34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ce8" office:value-type="string" calcext:value-type="string">
            <text:p>player.additem 00166F41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8" office:value-type="string" calcext:value-type="string">
            <text:p>player.additem 00166F4E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8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8" office:value-type="string" calcext:value-type="string">
            <text:p>player.additem 00166F37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8" office:value-type="string" calcext:value-type="string">
            <text:p>player.additem 00166F44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8" office:value-type="string" calcext:value-type="string">
            <text:p>player.additem 00166F51 1</text:p>
          </table:table-cell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8" office:value-type="string" calcext:value-type="string">
            <text:p>player.additem 00166F60 1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office:value-type="string" calcext:value-type="string">
            <text:p>; ULTRA-LUXE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8" office:value-type="string" calcext:value-type="string">
            <text:p>player.additem 00166EF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8" office:value-type="string" calcext:value-type="string">
            <text:p>player.additem 00166F0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8" office:value-type="string" calcext:value-type="string">
            <text:p>player.additem 00166F1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ce8" office:value-type="string" calcext:value-type="string">
            <text:p>player.additem 00166F2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ce8" office:value-type="string" calcext:value-type="string">
            <text:p>player.additem 00166EF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ce8" office:value-type="string" calcext:value-type="string">
            <text:p>player.additem 00166F0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8" office:value-type="string" calcext:value-type="string">
            <text:p>player.additem 00166F1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8" office:value-type="string" calcext:value-type="string">
            <text:p>player.additem 00166F2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8" office:value-type="string" calcext:value-type="string">
            <text:p>player.additem 00166EF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8" office:value-type="string" calcext:value-type="string">
            <text:p>player.additem 00166F0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ce8" office:value-type="string" calcext:value-type="string">
            <text:p>player.additem 00166F1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ce8" office:value-type="string" calcext:value-type="string">
            <text:p>player.additem 00166F2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office:value-type="string" calcext:value-type="string">
            <text:p>player.additem 050134B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office:value-type="string" calcext:value-type="string">
            <text:p>player.additem 050134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office:value-type="string" calcext:value-type="string">
            <text:p>player.additem 050134D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office:value-type="string" calcext:value-type="string">
            <text:p>player.additem 050134A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2"/>
          <table:table-cell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39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6T03:20:52.802927828</dc:date>
    <meta:editing-duration>PT4H46M6S</meta:editing-duration>
    <meta:editing-cycles>54</meta:editing-cycles>
    <meta:generator>LibreOffice/7.4.7.2$Linux_X86_64 LibreOffice_project/40$Build-2</meta:generator>
    <meta:document-statistic meta:table-count="1" meta:cell-count="329" meta:object-count="0"/>
  </office:meta>
</office:document-meta>
</file>